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 style:list-style-name="L1">
      <style:text-properties fo:font-size="15pt" style:font-size-asian="15pt" style:font-size-complex="15pt"/>
    </style:style>
    <style:style style:name="P3" style:family="paragraph" style:parent-style-name="Standard" style:list-style-name="L1">
      <style:paragraph-properties fo:break-before="page"/>
      <style:text-properties fo:font-size="15pt" style:font-size-asian="15pt" style:font-size-complex="15pt"/>
    </style:style>
    <style:style style:name="P4" style:family="paragraph" style:parent-style-name="Table_20_Contents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04065356817157939" text:style-name="L1">
        <text:list-item>
          <text:p text:style-name="P2">Son las siglas de Programación Orientada a Objetos. Un objeto es un concepto más o menos abstracto.</text:p>
        </text:list-item>
        <text:list-item>
          <text:p text:style-name="P2">Una variable local está declarada en la función principal, la global lo está fuera.</text:p>
        </text:list-item>
        <text:list-item>
          <text:p text:style-name="P2">Un loop es un bloque de código que se repite hasta que se cumplen una serie de condiciones. Los tipos más comunes son “for”, “while” y “do while”.</text:p>
        </text:list-item>
        <text:list-item>
          <text:p text:style-name="P2">Una función es un bloque de código que es llamado o invocado al método principal y que puede estar en una librería externa o en un bloque diferenciado del método principal. </text:p>
          <text:p text:style-name="P2">La función System.out.println(“”) en Java muestra por pantalla un String, siendo este String un argumento. </text:p>
        </text:list-item>
        <text:list-item>
          <text:p text:style-name="P2">Con manejo de excepciones nos referimos a la encapsulación de un trozo de código dentro de un “try”-”catch”. Si el código dentro del “try” crashea, se ejecutará el bloque dentro del “catch”, evitando así que el código explote.</text:p>
        </text:list-item>
        <text:list-item>
          <text:p text:style-name="P2">Al menos en Java, cuando se declara una variable, a ésta se le asigna un tipo y un nombre. Al definirla, se le asigna un valor. Para la variable primitiva de tipo int y nombre “num”, un valor sería 1. Para un primitivo char de nombre “letter”, un valor correcto sería 'a'</text:p>
        </text:list-item>
        <text:list-item>
          <text:p text:style-name="P2">En Java, un objeto puede heredar atributos de una clase padre. Por ejemplo, “oso” heredaría de la clase “mamífero” el tener pelo y ser vivíparo, al igual que lo haría la clase gato.</text:p>
          <text:p text:style-name="P2">Paloma no es un mamífero, pero heredaría de “ave” y ésta a su vez de “sangre caliente”, al igual que “mamífero” heredaría también de “sangre caliente”.</text:p>
        </text:list-item>
        <text:list-item>
          <text:p text:style-name="P2">Null</text:p>
        </text:list-item>
        <text:list-item>
          <text:p text:style-name="P2">a</text:p>
        </text:list-item>
        <text:list-item>
          <text:p text:style-name="P2">Una API es un programa que se usa para programar. Existen muchos y algunos abarcan diferentes lenguajes, como Visual Studio. Otros se especializan en uno en concreto.</text:p>
        </text:list-item>
        <text:list-item>
          <text:p text:style-name="P3">¿Es primo o no?</text:p>
        </text:list-item>
      </text:list>
      <text:p text:style-name="P1"/>
      <table:table table:name="Tabla1" table:style-name="Tabla1">
        <table:table-column table:style-name="Tabla1.A"/>
        <table:table-row>
          <table:table-cell table:style-name="Tabla1.A1" office:value-type="string">
            <text:p text:style-name="P4">int n;</text:p>
            <text:p text:style-name="P4">int divisor;</text:p>
            <text:p text:style-name="P4">boolean respuesta=false;</text:p>
            <text:p text:style-name="P4">System.out.println(“Introduce un número:”);</text:p>
            <text:p text:style-name="P4">n=input;</text:p>
            <text:p text:style-name="P4">divisor=n-1;</text:p>
            <text:p text:style-name="P4">while(!respuesta || divisor&gt;1){</text:p>
            <text:p text:style-name="P4">if (n%divisor==1)</text:p>
            <text:p text:style-name="P4">respuesta=true;</text:p>
            <text:p text:style-name="P4">else{</text:p>
            <text:p text:style-name="P4">divisor-=1;</text:p>
            <text:p text:style-name="P4">}</text:p>
            <text:p text:style-name="P4">}</text:p>
            <text:p text:style-name="P4">if(respuesta) System.out.println(“El número es primo.”);</text:p>
            <text:p text:style-name="P4">else</text:p>
            <text:p text:style-name="P4">System.out.println(“El número no es primo”);</text:p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a1.A2" office:value-type="string">
            <text:p text:style-name="P4"/>
          </table:table-cell>
        </table:table-row>
      </table:table>
      <text:p text:style-name="P1"/>
      <text:p text:style-name="P1"/>
      <text:p text:style-name="P1"><text:tab/></text:p>
      <text:p text:style-name="P1"/>
      <text:list xml:id="list36487156" text:continue-numbering="true" text:style-name="L1">
        <text:list-header>
          <text:p text:style-name="P2"/>
          <text:p text:style-name="P2"/>
        </text:list-header>
      </text:list>
      <text:p text:style-name="P1"/>
      <text:list xml:id="list36498243" text:continue-numbering="true" text:style-name="L1">
        <text:list-header>
          <text:p text:style-name="P2"/>
          <text:p text:style-name="P2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AG </meta:initial-creator>
    <meta:creation-date>2024-09-11T15:30:55.25</meta:creation-date>
    <dc:date>2024-09-11T16:24:33.69</dc:date>
    <dc:creator>EAG </dc:creator>
    <meta:editing-duration>PT53M36S</meta:editing-duration>
    <meta:editing-cycles>9</meta:editing-cycles>
    <meta:generator>OpenOffice/4.1.15$Win32 OpenOffice.org_project/4115m2$Build-9813</meta:generator>
    <meta:document-statistic meta:table-count="1" meta:image-count="0" meta:object-count="0" meta:page-count="2" meta:paragraph-count="30" meta:word-count="330" meta:character-count="1938"/>
  </office:meta>
</office:document-meta>
</file>